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55cm"/>
    </style:style>
    <style:style style:name="co3" style:family="table-column">
      <style:table-column-properties fo:break-before="auto" style:column-width="11.887cm"/>
    </style:style>
    <style:style style:name="co4" style:family="table-column">
      <style:table-column-properties fo:break-before="auto" style:column-width="3.879cm"/>
    </style:style>
    <style:style style:name="co5" style:family="table-column">
      <style:table-column-properties fo:break-before="auto" style:column-width="4.8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couche_src = couche d'entrée</text:p>
          </table:table-cell>
          <table:table-cell table:style-name="Default" office:value-type="string">
            <text:p>couche_intersect =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ille = 1</text:p>
          </table:table-cell>
          <table:table-cell table:style-name="Default" office:value-type="string">
            <text:p>couche_contour=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ugozone = 2</text:p>
          </table:table-cell>
          <table:table-cell table:style-name="Default" office:value-type="string">
            <text:p>couche_envelope=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ence = zone de selection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Description</text:p>
          </table:table-cell>
          <table:table-cell table:style-name="ce1" office:value-type="string">
            <text:p>Requête(s)</text:p>
          </table:table-cell>
          <table:table-cell table:style-name="ce1" office:value-type="string">
            <text:p>Unité de référence</text:p>
          </table:table-cell>
          <table:table-cell table:style-name="ce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ille de calcul </text:p>
          </table:table-cell>
          <table:table-cell table:style-name="Default" office:value-type="string">
            <text:p>Select creategrid(500, 500) from couche_src</text:p>
          </table:table-cell>
          <table:table-cell office:value-type="string">
            <text:p>Couch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ille de calcul orientée</text:p>
          </table:table-cell>
          <table:table-cell table:style-name="Default" office:value-type="string">
            <text:p>Select creategrid(500, 500, 45) from couche_src</text:p>
          </table:table-cell>
          <table:table-cell office:value-type="string">
            <text:p>Couche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réation de la rugozone</text:p>
          </table:table-cell>
          <table:table-cell office:value-type="string">
            <text:p>Select * from grille as a, fence as b where <text:s/>area(intersection(a.the_geom, b.the_geom)) &gt; (area(a.the_geom)/2)</text:p>
          </table:table-cell>
          <table:table-cell office:value-type="string">
            <text:p>Couche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xtraction des contours de bâtiments</text:p>
          </table:table-cell>
          <table:table-cell table:style-name="Default" office:value-type="string">
            <text:p>Select tomultiline(the_geom), * from couche_src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Extraction de géométries simples</text:p>
          </table:table-cell>
          <table:table-cell table:style-name="Default" office:value-type="string">
            <text:p>Select Explode(the_geom) from couche_src</text:p>
          </table:table-cell>
          <table:table-cell office:value-type="string">
            <text:p>Couche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Intersection couche_src avec grille</text:p>
          </table:table-cell>
          <table:table-cell office:value-type="string">
            <text:p>Select Intersection(a.the_geom, b.the_geom), index from couche_src as as, grille as b where intersects(a.the_geom, b.the_geom)</text:p>
          </table:table-cell>
          <table:table-cell office:value-type="string">
            <text:p>Cellule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ntersection couche_contour avec grille</text:p>
          </table:table-cell>
          <table:table-cell office:value-type="string">
            <text:p>Select Intersection(a.the_geom, b.the_geom), index from couche_src as as, grille as b where intersects(a.the_geom, b.the_geom)</text:p>
          </table:table-cell>
          <table:table-cell office:value-type="string">
            <text:p>Cellule</text:p>
          </table:table-cell>
          <table:table-cell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alcul de l'enveloppe des bâtiments</text:p>
          </table:table-cell>
          <table:table-cell office:value-type="string">
            <text:p>Select Envelope(the_geom), * from couche_src </text:p>
          </table:table-cell>
          <table:table-cell table:number-columns-repeated="2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Densité des bâtiments </text:p>
          </table:table-cell>
          <table:table-cell office:value-type="string">
            <text:p>Select sum(area(the_geom)), index from couche_intersect group by index; </text:p>
          </table:table-cell>
          <table:table-cell office:value-type="string">
            <text:p>Cellule</text:p>
          </table:table-cell>
          <table:table-cell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Longueur frontale</text:p>
          </table:table-cell>
          <table:table-cell office:value-type="string">
            <text:p>Select frontaleLength(0), * from couche_envelope</text:p>
          </table:table-cell>
          <table:table-cell table:number-columns-repeated="2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Longueur latérale </text:p>
          </table:table-cell>
          <table:table-cell office:value-type="string">
            <text:p>Select lateralLength(0), * from couche_envelope</text:p>
          </table:table-cell>
          <table:table-cell table:number-columns-repeated="2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Densité surfacique latérale</text:p>
          </table:table-cell>
          <table:table-cell table:number-columns-repeated="3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Densité frontale latérale</text:p>
          </table:table-cell>
          <table:table-cell table:number-columns-repeated="3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Log10 (surface frontale/surface latérale)</text:p>
          </table:table-cell>
          <table:table-cell office:value-type="string">
            <text:p>Select Log10(champ1, champ2), * from </text:p>
          </table:table-cell>
          <table:table-cell table:number-columns-repeated="2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Log10 (surface frontale max/surface frontale min)</text:p>
          </table:table-cell>
          <table:table-cell office:value-type="string">
            <text:p>Idem</text:p>
          </table:table-cell>
          <table:table-cell table:number-columns-repeated="2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Surface batie / surface frontale</text:p>
          </table:table-cell>
          <table:table-cell office:value-type="string">
            <text:p>Select (champ1/ champ2) <text:s/>as champ3, * from </text:p>
          </table:table-cell>
          <table:table-cell table:number-columns-repeated="2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Classification de Chaillou</text:p>
          </table:table-cell>
          <table:table-cell office:value-type="string">
            <text:p>Select Chaillou(champ1, champ2), * from grille</text:p>
          </table:table-cell>
          <table:table-cell table:number-columns-repeated="2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Calcul de la hauteur moyenne d'un bâtiment</text:p>
          </table:table-cell>
          <table:table-cell office:value-type="string">
            <text:p>Select getZDEM('rasterDEM', hauteur) from couche_src</text:p>
          </table:table-cell>
          <table:table-cell table:number-columns-repeated="2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Calcul du volume d'un bâtiment</text:p>
          </table:table-cell>
          <table:table-cell office:value-type="string">
            <text:p>Select (hauteur* area(the_geom)) <text:s/>as volume, * from couche_src</text:p>
          </table:table-cell>
          <table:table-cell table:number-columns-repeated="2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Hauteur moyenne des bâtiments par cellule</text:p>
          </table:table-cell>
          <table:table-cell office:value-type="string">
            <text:p>Select sum(volume)/area(the_geom)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érimètre des bâtiments (m)</text:p>
          </table:table-cell>
          <table:table-cell table:style-name="Default" office:value-type="string">
            <text:p>Select length(the_geom) from couche_src</text:p>
          </table:table-cell>
          <table:table-cell office:value-type="string">
            <text:p>Couche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érimètre moyen des bâtiments (m)</text:p>
          </table:table-cell>
          <table:table-cell table:style-name="Default"/>
          <table:table-cell office:value-type="string">
            <text:p>Cellule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mpacité des bâtiment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Nombre de bâtiments dans une cellule</text:p>
          </table:table-cell>
          <table:table-cell table:style-name="Default" office:value-type="string">
            <text:p>Select count(gid), index from couche_intersect group by index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space moyen entre les batiments</text:p>
          </table:table-cell>
          <table:table-cell table:style-name="Default" office:value-type="string">
            <text:p>Select 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2">22/11/2007</text:date>, <text:time>21:4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1-22T20:39:47</meta:creation-date>
    <dc:date>2007-11-22T21:47:43</dc:date>
    <dc:language>fr-FR</dc:language>
    <meta:editing-cycles>40</meta:editing-cycles>
    <meta:editing-duration>PT1H7M58S</meta:editing-duration>
    <meta:user-defined meta:name="Info 1"/>
    <meta:user-defined meta:name="Info 2"/>
    <meta:user-defined meta:name="Info 3"/>
    <meta:user-defined meta:name="Info 4"/>
    <meta:document-statistic meta:table-count="3" meta:cell-count="88"/>
  </office:meta>
</office:document-meta>
</file>